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1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1.92mm"/>
    </style:style>
    <style:style style:name="co4" style:family="table-column">
      <style:table-column-properties fo:break-before="auto" style:column-width="111.37mm"/>
    </style:style>
    <style:style style:name="co5" style:family="table-column">
      <style:table-column-properties fo:break-before="auto" style:column-width="112.2mm"/>
    </style:style>
    <style:style style:name="co6" style:family="table-column">
      <style:table-column-properties fo:break-before="auto" style:column-width="133.7mm"/>
    </style:style>
    <style:style style:name="co7" style:family="table-column">
      <style:table-column-properties fo:break-before="auto" style:column-width="111.11mm"/>
    </style:style>
    <style:style style:name="co8" style:family="table-column">
      <style:table-column-properties fo:break-before="auto" style:column-width="99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hehindu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/7</text:p>
          </table:table-cell>
        </table:table-row>
        <table:table-row table:style-name="ro1">
          <table:table-cell office:value-type="float" office:value="0.11685393258427" calcext:value-type="float">
            <text:p>0.1168539326</text:p>
          </table:table-cell>
          <table:table-cell table:formula="of:=[.A2]+[.A14]+[.A26]+[.A38]+[.A50]+[.A62]+[.A74]" office:value-type="float" office:value="0.873354544257097" calcext:value-type="float">
            <text:p>0.8733545443</text:p>
          </table:table-cell>
          <table:table-cell table:formula="of:=[.B2]/7" office:value-type="float" office:value="0.124764934893871" calcext:value-type="float">
            <text:p>0.1247649349</text:p>
          </table:table-cell>
        </table:table-row>
        <table:table-row table:style-name="ro1">
          <table:table-cell office:value-type="float" office:value="0.0224719101123595" calcext:value-type="float">
            <text:p>0.0224719101</text:p>
          </table:table-cell>
          <table:table-cell table:formula="of:=[.A3]+[.A15]+[.A27]+[.A39]+[.A51]+[.A63]+[.A75]" office:value-type="float" office:value="0.101089191219643" calcext:value-type="float">
            <text:p>0.1010891912</text:p>
          </table:table-cell>
          <table:table-cell table:formula="of:=[.B3]/7" office:value-type="float" office:value="0.0144413130313775" calcext:value-type="float">
            <text:p>0.014441313</text:p>
          </table:table-cell>
        </table:table-row>
        <table:table-row table:style-name="ro1">
          <table:table-cell office:value-type="float" office:value="0.0112359550561798" calcext:value-type="float">
            <text:p>0.0112359551</text:p>
          </table:table-cell>
          <table:table-cell table:formula="of:=[.A4]+[.A16]+[.A28]+[.A40]+[.A52]+[.A64]+[.A76]" office:value-type="float" office:value="0.0420937918901189" calcext:value-type="float">
            <text:p>0.0420937919</text:p>
          </table:table-cell>
          <table:table-cell table:formula="of:=[.B4]/7" office:value-type="float" office:value="0.00601339884144556" calcext:value-type="float">
            <text:p>0.0060133988</text:p>
          </table:table-cell>
        </table:table-row>
        <table:table-row table:style-name="ro1">
          <table:table-cell office:value-type="float" office:value="0.0157303370786517" calcext:value-type="float">
            <text:p>0.0157303371</text:p>
          </table:table-cell>
          <table:table-cell table:formula="of:=[.A5]+[.A17]+[.A29]+[.A41]+[.A53]+[.A65]+[.A77]" office:value-type="float" office:value="0.0159823955562185" calcext:value-type="float">
            <text:p>0.0159823956</text:p>
          </table:table-cell>
          <table:table-cell table:formula="of:=[.B5]/7" office:value-type="float" office:value="0.00228319936517407" calcext:value-type="float">
            <text:p>0.0022831994</text:p>
          </table:table-cell>
        </table:table-row>
        <table:table-row table:style-name="ro1">
          <table:table-cell office:value-type="float" office:value="0.121348314606742" calcext:value-type="float">
            <text:p>0.1213483146</text:p>
          </table:table-cell>
          <table:table-cell table:formula="of:=[.A6]+[.A18]+[.A30]+[.A42]+[.A54]+[.A66]+[.A78]" office:value-type="float" office:value="0.954665833283059" calcext:value-type="float">
            <text:p>0.9546658333</text:p>
          </table:table-cell>
          <table:table-cell table:formula="of:=[.B6]/7" office:value-type="float" office:value="0.136380833326151" calcext:value-type="float">
            <text:p>0.1363808333</text:p>
          </table:table-cell>
        </table:table-row>
        <table:table-row table:style-name="ro1">
          <table:table-cell office:value-type="float" office:value="0.303370786516854" calcext:value-type="float">
            <text:p>0.3033707865</text:p>
          </table:table-cell>
          <table:table-cell table:formula="of:=[.A7]+[.A19]+[.A31]+[.A43]+[.A55]+[.A67]+[.A79]" office:value-type="float" office:value="2.10307376885288" calcext:value-type="float">
            <text:p>2.1030737689</text:p>
          </table:table-cell>
          <table:table-cell table:formula="of:=[.B7]/7" office:value-type="float" office:value="0.300439109836126" calcext:value-type="float">
            <text:p>0.3004391098</text:p>
          </table:table-cell>
        </table:table-row>
        <table:table-row table:style-name="ro1">
          <table:table-cell office:value-type="float" office:value="0.10561797752809" calcext:value-type="float">
            <text:p>0.1056179775</text:p>
          </table:table-cell>
          <table:table-cell table:formula="of:=[.A8]+[.A20]+[.A32]+[.A44]+[.A56]+[.A68]+[.A80]" office:value-type="float" office:value="0.783563860340672" calcext:value-type="float">
            <text:p>0.7835638603</text:p>
          </table:table-cell>
          <table:table-cell table:formula="of:=[.B8]/7" office:value-type="float" office:value="0.111937694334382" calcext:value-type="float">
            <text:p>0.1119376943</text:p>
          </table:table-cell>
        </table:table-row>
        <table:table-row table:style-name="ro1">
          <table:table-cell office:value-type="float" office:value="0.220224719101124" calcext:value-type="float">
            <text:p>0.2202247191</text:p>
          </table:table-cell>
          <table:table-cell table:formula="of:=[.A9]+[.A21]+[.A33]+[.A45]+[.A57]+[.A69]+[.A81]" office:value-type="float" office:value="1.59055837583405" calcext:value-type="float">
            <text:p>1.5905583758</text:p>
          </table:table-cell>
          <table:table-cell table:formula="of:=[.B9]/7" office:value-type="float" office:value="0.22722262511915" calcext:value-type="float">
            <text:p>0.2272226251</text:p>
          </table:table-cell>
        </table:table-row>
        <table:table-row table:style-name="ro1">
          <table:table-cell office:value-type="float" office:value="0.0112359550561798" calcext:value-type="float">
            <text:p>0.0112359551</text:p>
          </table:table-cell>
          <table:table-cell table:formula="of:=[.A10]+[.A22]+[.A34]+[.A46]+[.A58]+[.A70]+[.A82]" office:value-type="float" office:value="0.115765861025814" calcext:value-type="float">
            <text:p>0.115765861</text:p>
          </table:table-cell>
          <table:table-cell table:formula="of:=[.B10]/7" office:value-type="float" office:value="0.0165379801465448" calcext:value-type="float">
            <text:p>0.0165379801</text:p>
          </table:table-cell>
        </table:table-row>
        <table:table-row table:style-name="ro1">
          <table:table-cell office:value-type="float" office:value="0.0224719101123595" calcext:value-type="float">
            <text:p>0.0224719101</text:p>
          </table:table-cell>
          <table:table-cell table:formula="of:=[.A11]+[.A23]+[.A35]+[.A47]+[.A59]+[.A71]+[.A83]" office:value-type="float" office:value="0.191541967558469" calcext:value-type="float">
            <text:p>0.1915419676</text:p>
          </table:table-cell>
          <table:table-cell table:formula="of:=[.B11]/7" office:value-type="float" office:value="0.0273631382226384" calcext:value-type="float">
            <text:p>0.0273631382</text:p>
          </table:table-cell>
        </table:table-row>
        <table:table-row table:style-name="ro1">
          <table:table-cell office:value-type="float" office:value="0.049438202247191" calcext:value-type="float">
            <text:p>0.0494382022</text:p>
          </table:table-cell>
          <table:table-cell table:formula="of:=[.A12]+[.A24]+[.A36]+[.A48]+[.A60]+[.A72]+[.A84]" office:value-type="float" office:value="0.228310410181973" calcext:value-type="float">
            <text:p>0.2283104102</text:p>
          </table:table-cell>
          <table:table-cell table:formula="of:=[.B12]/7" office:value-type="float" office:value="0.032615772883139" calcext:value-type="float">
            <text:p>0.0326157729</text:p>
          </table:table-cell>
        </table:table-row>
        <table:table-row table:style-name="ro1">
          <table:table-cell office:value-type="string" calcext:value-type="string">
            <text:p>hindustantimes</text:p>
          </table:table-cell>
          <table:table-cell table:number-columns-repeated="2"/>
        </table:table-row>
        <table:table-row table:style-name="ro1">
          <table:table-cell office:value-type="float" office:value="0.194254445964432" calcext:value-type="float">
            <text:p>0.194254446</text:p>
          </table:table-cell>
          <table:table-cell table:number-columns-repeated="2"/>
        </table:table-row>
        <table:table-row table:style-name="ro1">
          <table:table-cell office:value-type="float" office:value="0.00410396716826265" calcext:value-type="float">
            <text:p>0.0041039672</text:p>
          </table:table-cell>
          <table:table-cell table:number-columns-repeated="2"/>
        </table:table-row>
        <table:table-row table:style-name="ro1">
          <table:table-cell office:value-type="float" office:value="0.00683994528043776" calcext:value-type="float">
            <text:p>0.006839945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40218878248974" calcext:value-type="float">
            <text:p>0.1402188782</text:p>
          </table:table-cell>
          <table:table-cell table:number-columns-repeated="2"/>
        </table:table-row>
        <table:table-row table:style-name="ro1">
          <table:table-cell office:value-type="float" office:value="0.263337893296854" calcext:value-type="float">
            <text:p>0.2633378933</text:p>
          </table:table-cell>
          <table:table-cell table:number-columns-repeated="2"/>
        </table:table-row>
        <table:table-row table:style-name="ro1">
          <table:table-cell office:value-type="float" office:value="0.114227086183311" calcext:value-type="float">
            <text:p>0.1142270862</text:p>
          </table:table-cell>
          <table:table-cell table:number-columns-repeated="2"/>
        </table:table-row>
        <table:table-row table:style-name="ro1">
          <table:table-cell office:value-type="float" office:value="0.21203830369357" calcext:value-type="float">
            <text:p>0.2120383037</text:p>
          </table:table-cell>
          <table:table-cell table:number-columns-repeated="2"/>
        </table:table-row>
        <table:table-row table:style-name="ro1">
          <table:table-cell office:value-type="float" office:value="0.0205198358413133" calcext:value-type="float">
            <text:p>0.0205198358</text:p>
          </table:table-cell>
          <table:table-cell table:number-columns-repeated="2"/>
        </table:table-row>
        <table:table-row table:style-name="ro1">
          <table:table-cell office:value-type="float" office:value="0.0307797537619699" calcext:value-type="float">
            <text:p>0.0307797538</text:p>
          </table:table-cell>
          <table:table-cell table:number-columns-repeated="2"/>
        </table:table-row>
        <table:table-row table:style-name="ro1">
          <table:table-cell office:value-type="float" office:value="0.0136798905608755" calcext:value-type="float">
            <text:p>0.0136798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sofindia</text:p>
          </table:table-cell>
          <table:table-cell table:number-columns-repeated="2"/>
        </table:table-row>
        <table:table-row table:style-name="ro1">
          <table:table-cell office:value-type="float" office:value="0.138212065199126" calcext:value-type="float">
            <text:p>0.1382120652</text:p>
          </table:table-cell>
          <table:table-cell table:number-columns-repeated="2"/>
        </table:table-row>
        <table:table-row table:style-name="ro1">
          <table:table-cell office:value-type="float" office:value="0.00596538396908083" calcext:value-type="float">
            <text:p>0.005965384</text:p>
          </table:table-cell>
          <table:table-cell table:number-columns-repeated="2"/>
        </table:table-row>
        <table:table-row table:style-name="ro1">
          <table:table-cell office:value-type="float" office:value="0.00285666274575702" calcext:value-type="float">
            <text:p>0.0028566627</text:p>
          </table:table-cell>
          <table:table-cell table:number-columns-repeated="2"/>
        </table:table-row>
        <table:table-row table:style-name="ro1">
          <table:table-cell office:value-type="float" office:value="0.000252058477566796" calcext:value-type="float">
            <text:p>0.0002520585</text:p>
          </table:table-cell>
          <table:table-cell table:number-columns-repeated="2"/>
        </table:table-row>
        <table:table-row table:style-name="ro1">
          <table:table-cell office:value-type="float" office:value="0.114266509830281" calcext:value-type="float">
            <text:p>0.1142665098</text:p>
          </table:table-cell>
          <table:table-cell table:number-columns-repeated="2"/>
        </table:table-row>
        <table:table-row table:style-name="ro1">
          <table:table-cell office:value-type="float" office:value="0.307427323138968" calcext:value-type="float">
            <text:p>0.3074273231</text:p>
          </table:table-cell>
          <table:table-cell table:number-columns-repeated="2"/>
        </table:table-row>
        <table:table-row table:style-name="ro1">
          <table:table-cell office:value-type="float" office:value="0.120231893799361" calcext:value-type="float">
            <text:p>0.1202318938</text:p>
          </table:table-cell>
          <table:table-cell table:number-columns-repeated="2"/>
        </table:table-row>
        <table:table-row table:style-name="ro1">
          <table:table-cell office:value-type="float" office:value="0.228533019660561" calcext:value-type="float">
            <text:p>0.2285330197</text:p>
          </table:table-cell>
          <table:table-cell table:number-columns-repeated="2"/>
        </table:table-row>
        <table:table-row table:style-name="ro1">
          <table:table-cell office:value-type="float" office:value="0.0298269198454041" calcext:value-type="float">
            <text:p>0.0298269198</text:p>
          </table:table-cell>
          <table:table-cell table:number-columns-repeated="2"/>
        </table:table-row>
        <table:table-row table:style-name="ro1">
          <table:table-cell office:value-type="float" office:value="0.0226852629810116" calcext:value-type="float">
            <text:p>0.022685263</text:p>
          </table:table-cell>
          <table:table-cell table:number-columns-repeated="2"/>
        </table:table-row>
        <table:table-row table:style-name="ro1">
          <table:table-cell office:value-type="float" office:value="0.0297429003528819" calcext:value-type="float">
            <text:p>0.0297429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graph</text:p>
          </table:table-cell>
          <table:table-cell table:number-columns-repeated="2"/>
        </table:table-row>
        <table:table-row table:style-name="ro1">
          <table:table-cell office:value-type="float" office:value="0.134020618556701" calcext:value-type="float">
            <text:p>0.1340206186</text:p>
          </table:table-cell>
          <table:table-cell table:number-columns-repeated="2"/>
        </table:table-row>
        <table:table-row table:style-name="ro1">
          <table:table-cell office:value-type="float" office:value="0.0309278350515464" calcext:value-type="float">
            <text:p>0.0309278351</text:p>
          </table:table-cell>
          <table:table-cell table:number-columns-repeated="2"/>
        </table:table-row>
        <table:table-row table:style-name="ro1">
          <table:table-cell office:value-type="float" office:value="0.0103092783505155" calcext:value-type="float">
            <text:p>0.010309278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54639175257732" calcext:value-type="float">
            <text:p>0.1546391753</text:p>
          </table:table-cell>
          <table:table-cell table:number-columns-repeated="2"/>
        </table:table-row>
        <table:table-row table:style-name="ro1">
          <table:table-cell office:value-type="float" office:value="0.247422680412371" calcext:value-type="float">
            <text:p>0.2474226804</text:p>
          </table:table-cell>
          <table:table-cell table:number-columns-repeated="2"/>
        </table:table-row>
        <table:table-row table:style-name="ro1">
          <table:table-cell office:value-type="float" office:value="0.11340206185567" calcext:value-type="float">
            <text:p>0.1134020619</text:p>
          </table:table-cell>
          <table:table-cell table:number-columns-repeated="2"/>
        </table:table-row>
        <table:table-row table:style-name="ro1">
          <table:table-cell office:value-type="float" office:value="0.237113402061856" calcext:value-type="float">
            <text:p>0.237113402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206185567010309" calcext:value-type="float">
            <text:p>0.0206185567</text:p>
          </table:table-cell>
          <table:table-cell table:number-columns-repeated="2"/>
        </table:table-row>
        <table:table-row table:style-name="ro1">
          <table:table-cell office:value-type="float" office:value="0.0515463917525773" calcext:value-type="float">
            <text:p>0.0515463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indianexpress</text:p>
          </table:table-cell>
          <table:table-cell table:number-columns-repeated="2"/>
        </table:table-row>
        <table:table-row table:style-name="ro1">
          <table:table-cell office:value-type="float" office:value="0.108490566037736" calcext:value-type="float">
            <text:p>0.108490566</text:p>
          </table:table-cell>
          <table:table-cell table:number-columns-repeated="2"/>
        </table:table-row>
        <table:table-row table:style-name="ro1">
          <table:table-cell office:value-type="float" office:value="0.0330188679245283" calcext:value-type="float">
            <text:p>0.0330188679</text:p>
          </table:table-cell>
          <table:table-cell table:number-columns-repeated="2"/>
        </table:table-row>
        <table:table-row table:style-name="ro1">
          <table:table-cell office:value-type="float" office:value="0.00471698113207547" calcext:value-type="float">
            <text:p>0.004716981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79245283018868" calcext:value-type="float">
            <text:p>0.179245283</text:p>
          </table:table-cell>
          <table:table-cell table:number-columns-repeated="2"/>
        </table:table-row>
        <table:table-row table:style-name="ro1">
          <table:table-cell office:value-type="float" office:value="0.30188679245283" calcext:value-type="float">
            <text:p>0.3018867925</text:p>
          </table:table-cell>
          <table:table-cell table:number-columns-repeated="2"/>
        </table:table-row>
        <table:table-row table:style-name="ro1">
          <table:table-cell office:value-type="float" office:value="0.0943396226415094" calcext:value-type="float">
            <text:p>0.0943396226</text:p>
          </table:table-cell>
          <table:table-cell table:number-columns-repeated="2"/>
        </table:table-row>
        <table:table-row table:style-name="ro1">
          <table:table-cell office:value-type="float" office:value="0.188679245283019" calcext:value-type="float">
            <text:p>0.1886792453</text:p>
          </table:table-cell>
          <table:table-cell table:number-columns-repeated="2"/>
        </table:table-row>
        <table:table-row table:style-name="ro1">
          <table:table-cell office:value-type="float" office:value="0.00943396226415094" calcext:value-type="float">
            <text:p>0.0094339623</text:p>
          </table:table-cell>
          <table:table-cell table:number-columns-repeated="2"/>
        </table:table-row>
        <table:table-row table:style-name="ro1">
          <table:table-cell office:value-type="float" office:value="0.0471698113207547" calcext:value-type="float">
            <text:p>0.0471698113</text:p>
          </table:table-cell>
          <table:table-cell table:number-columns-repeated="2"/>
        </table:table-row>
        <table:table-row table:style-name="ro1">
          <table:table-cell office:value-type="float" office:value="0.0330188679245283" calcext:value-type="float">
            <text:p>0.03301886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express</text:p>
          </table:table-cell>
          <table:table-cell table:number-columns-repeated="2"/>
        </table:table-row>
        <table:table-row table:style-name="ro1">
          <table:table-cell office:value-type="float" office:value="0.122699386503067" calcext:value-type="float">
            <text:p>0.1226993865</text:p>
          </table:table-cell>
          <table:table-cell table:number-columns-repeated="2"/>
        </table:table-row>
        <table:table-row table:style-name="ro1">
          <table:table-cell office:value-type="float" office:value="0.00460122699386503" calcext:value-type="float">
            <text:p>0.004601227</text:p>
          </table:table-cell>
          <table:table-cell table:number-columns-repeated="2"/>
        </table:table-row>
        <table:table-row table:style-name="ro1">
          <table:table-cell office:value-type="float" office:value="0.00613496932515337" calcext:value-type="float">
            <text:p>0.006134969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27300613496933" calcext:value-type="float">
            <text:p>0.1273006135</text:p>
          </table:table-cell>
          <table:table-cell table:number-columns-repeated="2"/>
        </table:table-row>
        <table:table-row table:style-name="ro1">
          <table:table-cell office:value-type="float" office:value="0.326687116564417" calcext:value-type="float">
            <text:p>0.3266871166</text:p>
          </table:table-cell>
          <table:table-cell table:number-columns-repeated="2"/>
        </table:table-row>
        <table:table-row table:style-name="ro1">
          <table:table-cell office:value-type="float" office:value="0.118098159509202" calcext:value-type="float">
            <text:p>0.1180981595</text:p>
          </table:table-cell>
          <table:table-cell table:number-columns-repeated="2"/>
        </table:table-row>
        <table:table-row table:style-name="ro1">
          <table:table-cell office:value-type="float" office:value="0.239263803680982" calcext:value-type="float">
            <text:p>0.2392638037</text:p>
          </table:table-cell>
          <table:table-cell table:number-columns-repeated="2"/>
        </table:table-row>
        <table:table-row table:style-name="ro1">
          <table:table-cell office:value-type="float" office:value="0.0153374233128834" calcext:value-type="float">
            <text:p>0.0153374233</text:p>
          </table:table-cell>
          <table:table-cell table:number-columns-repeated="2"/>
        </table:table-row>
        <table:table-row table:style-name="ro1">
          <table:table-cell office:value-type="float" office:value="0.0184049079754601" calcext:value-type="float">
            <text:p>0.018404908</text:p>
          </table:table-cell>
          <table:table-cell table:number-columns-repeated="2"/>
        </table:table-row>
        <table:table-row table:style-name="ro1">
          <table:table-cell office:value-type="float" office:value="0.0214723926380368" calcext:value-type="float">
            <text:p>0.0214723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canherald</text:p>
          </table:table-cell>
          <table:table-cell table:number-columns-repeated="2"/>
        </table:table-row>
        <table:table-row table:style-name="ro1">
          <table:table-cell office:value-type="float" office:value="0.0588235294117647" calcext:value-type="float">
            <text:p>0.058823529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17647058823529" calcext:value-type="float">
            <text:p>0.1176470588</text:p>
          </table:table-cell>
          <table:table-cell table:number-columns-repeated="2"/>
        </table:table-row>
        <table:table-row table:style-name="ro1">
          <table:table-cell office:value-type="float" office:value="0.352941176470588" calcext:value-type="float">
            <text:p>0.3529411765</text:p>
          </table:table-cell>
          <table:table-cell table:number-columns-repeated="2"/>
        </table:table-row>
        <table:table-row table:style-name="ro1">
          <table:table-cell office:value-type="float" office:value="0.117647058823529" calcext:value-type="float">
            <text:p>0.1176470588</text:p>
          </table:table-cell>
          <table:table-cell table:number-columns-repeated="2"/>
        </table:table-row>
        <table:table-row table:style-name="ro1">
          <table:table-cell office:value-type="float" office:value="0.264705882352941" calcext:value-type="float">
            <text:p>0.2647058824</text:p>
          </table:table-cell>
          <table:table-cell table:number-columns-repeated="2"/>
        </table:table-row>
        <table:table-row table:style-name="ro1">
          <table:table-cell office:value-type="float" office:value="0.0294117647058823" calcext:value-type="float">
            <text:p>0.0294117647</text:p>
          </table:table-cell>
          <table:table-cell table:number-columns-repeated="2"/>
        </table:table-row>
        <table:table-row table:style-name="ro1">
          <table:table-cell office:value-type="float" office:value="0.0294117647058823" calcext:value-type="float">
            <text:p>0.0294117647</text:p>
          </table:table-cell>
          <table:table-cell table:number-columns-repeated="2"/>
        </table:table-row>
        <table:table-row table:style-name="ro1">
          <table:table-cell office:value-type="float" office:value="0.0294117647058823" calcext:value-type="float">
            <text:p>0.0294117647</text:p>
          </table:table-cell>
          <table:table-cell table:number-columns-repeated="2"/>
        </table:table-row>
      </table:table>
      <table:table table:name="hindu" table:style-name="ta1">
        <table:table-column table:style-name="co3" table:default-cell-style-name="ce1"/>
        <table:table-column table:style-name="co2" table:default-cell-style-name="Default"/>
        <table:table-row table:style-name="ro2">
          <table:table-cell office:value-type="string" calcext:value-type="string">
            <text:p>Training Programmes for Creating GST Awareness</text:p>
          </table:table-cell>
          <table:table-cell office:value-type="float" office:value="0.11685393258427" calcext:value-type="float">
            <text:p>0.1168539326</text:p>
          </table:table-cell>
        </table:table-row>
        <table:table-row table:style-name="ro2">
          <table:table-cell office:value-type="string" calcext:value-type="string">
            <text:p>Positive Effect of GST on GDP and Economy</text:p>
          </table:table-cell>
          <table:table-cell office:value-type="float" office:value="0.0224719101123595" calcext:value-type="float">
            <text:p>0.0224719101</text:p>
          </table:table-cell>
        </table:table-row>
        <table:table-row table:style-name="ro2">
          <table:table-cell office:value-type="string" calcext:value-type="string">
            <text:p>Uncertainity in Impact of GST on consumer Goods</text:p>
          </table:table-cell>
          <table:table-cell office:value-type="float" office:value="0.0112359550561798" calcext:value-type="float">
            <text:p>0.0112359551</text:p>
          </table:table-cell>
        </table:table-row>
        <table:table-row table:style-name="ro2">
          <table:table-cell office:value-type="string" calcext:value-type="string">
            <text:p>Revolts/Confusion with GST Rate Slabs</text:p>
          </table:table-cell>
          <table:table-cell office:value-type="float" office:value="0.0157303370786517" calcext:value-type="float">
            <text:p>0.0157303371</text:p>
          </table:table-cell>
        </table:table-row>
        <table:table-row table:style-name="ro2">
          <table:table-cell table:style-name="ce2" office:value-type="string" calcext:value-type="string">
            <text:p>GST Bill implementation in State Assemblies</text:p>
          </table:table-cell>
          <table:table-cell office:value-type="float" office:value="0.121348314606742" calcext:value-type="float">
            <text:p>0.1213483146</text:p>
          </table:table-cell>
        </table:table-row>
        <table:table-row table:style-name="ro2">
          <table:table-cell office:value-type="string" calcext:value-type="string">
            <text:p>Discussion in Parliament in support of GST</text:p>
          </table:table-cell>
          <table:table-cell office:value-type="float" office:value="0.303370786516854" calcext:value-type="float">
            <text:p>0.3033707865</text:p>
          </table:table-cell>
        </table:table-row>
        <table:table-row table:style-name="ro2">
          <table:table-cell office:value-type="string" calcext:value-type="string">
            <text:p>Fears of Capital Crunch among traders before GST Rollout</text:p>
          </table:table-cell>
          <table:table-cell office:value-type="float" office:value="0.10561797752809" calcext:value-type="float">
            <text:p>0.1056179775</text:p>
          </table:table-cell>
        </table:table-row>
        <table:table-row table:style-name="ro2">
          <table:table-cell office:value-type="string" calcext:value-type="string">
            <text:p>Traders hassles to meet GST registration deadline</text:p>
          </table:table-cell>
          <table:table-cell office:value-type="float" office:value="0.220224719101124" calcext:value-type="float">
            <text:p>0.2202247191</text:p>
          </table:table-cell>
        </table:table-row>
        <table:table-row table:style-name="ro2">
          <table:table-cell office:value-type="string" calcext:value-type="string">
            <text:p>Sensex/Market rejoices on GST rollout</text:p>
          </table:table-cell>
          <table:table-cell office:value-type="float" office:value="0.0112359550561798" calcext:value-type="float">
            <text:p>0.0112359551</text:p>
          </table:table-cell>
        </table:table-row>
        <table:table-row table:style-name="ro2">
          <table:table-cell office:value-type="string" calcext:value-type="string">
            <text:p>Nonconclusive discussion b/w center &amp; state regarding GST</text:p>
          </table:table-cell>
          <table:table-cell office:value-type="float" office:value="0.0224719101123595" calcext:value-type="float">
            <text:p>0.0224719101</text:p>
          </table:table-cell>
        </table:table-row>
        <table:table-row table:style-name="ro2">
          <table:table-cell office:value-type="string" calcext:value-type="string">
            <text:p>Nationwide Protest to include Petroleum products under GST</text:p>
          </table:table-cell>
          <table:table-cell office:value-type="float" office:value="0.049438202247191" calcext:value-type="float">
            <text:p>0.0494382022</text:p>
          </table:table-cell>
        </table:table-row>
      </table:table>
      <table:table table:name="ht" table:style-name="ta1">
        <table:table-column table:style-name="co4" table:default-cell-style-name="ce1"/>
        <table:table-column table:style-name="co2" table:default-cell-style-name="Default"/>
        <table:table-row table:style-name="ro2">
          <table:table-cell office:value-type="string" calcext:value-type="string">
            <text:p>Training Programmes for Creating GST Awareness</text:p>
          </table:table-cell>
          <table:table-cell office:value-type="float" office:value="0.194254445964432" calcext:value-type="float">
            <text:p>0.194254446</text:p>
          </table:table-cell>
        </table:table-row>
        <table:table-row table:style-name="ro2">
          <table:table-cell office:value-type="string" calcext:value-type="string">
            <text:p>Positive Effect of GST on GDP and Economy</text:p>
          </table:table-cell>
          <table:table-cell office:value-type="float" office:value="0.00410396716826265" calcext:value-type="float">
            <text:p>0.0041039672</text:p>
          </table:table-cell>
        </table:table-row>
        <table:table-row table:style-name="ro2">
          <table:table-cell office:value-type="string" calcext:value-type="string">
            <text:p>Uncertainity in Impact of GST on consumer Goods</text:p>
          </table:table-cell>
          <table:table-cell office:value-type="float" office:value="0.00683994528043776" calcext:value-type="float">
            <text:p>0.0068399453</text:p>
          </table:table-cell>
        </table:table-row>
        <table:table-row table:style-name="ro2">
          <table:table-cell office:value-type="string" calcext:value-type="string">
            <text:p>Revolts/Confusion with GST Rate Slab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GST Bill implementation in State Assemblies</text:p>
          </table:table-cell>
          <table:table-cell office:value-type="float" office:value="0.140218878248974" calcext:value-type="float">
            <text:p>0.1402188782</text:p>
          </table:table-cell>
        </table:table-row>
        <table:table-row table:style-name="ro2">
          <table:table-cell office:value-type="string" calcext:value-type="string">
            <text:p>Discussion in Parliament in support of GST</text:p>
          </table:table-cell>
          <table:table-cell office:value-type="float" office:value="0.263337893296854" calcext:value-type="float">
            <text:p>0.2633378933</text:p>
          </table:table-cell>
        </table:table-row>
        <table:table-row table:style-name="ro2">
          <table:table-cell office:value-type="string" calcext:value-type="string">
            <text:p>Fears of Capital Crunch among traders before GST Rollout</text:p>
          </table:table-cell>
          <table:table-cell office:value-type="float" office:value="0.114227086183311" calcext:value-type="float">
            <text:p>0.1142270862</text:p>
          </table:table-cell>
        </table:table-row>
        <table:table-row table:style-name="ro2">
          <table:table-cell office:value-type="string" calcext:value-type="string">
            <text:p>Traders hassles to meet GST registration deadline</text:p>
          </table:table-cell>
          <table:table-cell office:value-type="float" office:value="0.21203830369357" calcext:value-type="float">
            <text:p>0.2120383037</text:p>
          </table:table-cell>
        </table:table-row>
        <table:table-row table:style-name="ro2">
          <table:table-cell office:value-type="string" calcext:value-type="string">
            <text:p>Sensex/Market rejoices on GST rollout</text:p>
          </table:table-cell>
          <table:table-cell office:value-type="float" office:value="0.0205198358413133" calcext:value-type="float">
            <text:p>0.0205198358</text:p>
          </table:table-cell>
        </table:table-row>
        <table:table-row table:style-name="ro2">
          <table:table-cell office:value-type="string" calcext:value-type="string">
            <text:p>Nonconclusive discussion b/w center &amp; state regarding GST</text:p>
          </table:table-cell>
          <table:table-cell office:value-type="float" office:value="0.0307797537619699" calcext:value-type="float">
            <text:p>0.0307797538</text:p>
          </table:table-cell>
        </table:table-row>
        <table:table-row table:style-name="ro2">
          <table:table-cell office:value-type="string" calcext:value-type="string">
            <text:p>Nationwide Protest to include Petroleum products under GST</text:p>
          </table:table-cell>
          <table:table-cell office:value-type="float" office:value="0.0136798905608755" calcext:value-type="float">
            <text:p>0.0136798906</text:p>
          </table:table-cell>
        </table:table-row>
      </table:table>
      <table:table table:name="toi" table:style-name="ta1">
        <table:table-column table:style-name="co5" table:default-cell-style-name="ce1"/>
        <table:table-column table:style-name="co2" table:default-cell-style-name="Default"/>
        <table:table-row table:style-name="ro2">
          <table:table-cell office:value-type="string" calcext:value-type="string">
            <text:p>Training Programmes for Creating GST Awareness</text:p>
          </table:table-cell>
          <table:table-cell office:value-type="float" office:value="0.138212065199126" calcext:value-type="float">
            <text:p>0.1382120652</text:p>
          </table:table-cell>
        </table:table-row>
        <table:table-row table:style-name="ro2">
          <table:table-cell office:value-type="string" calcext:value-type="string">
            <text:p>Positive Effect of GST on GDP and Economy</text:p>
          </table:table-cell>
          <table:table-cell office:value-type="float" office:value="0.00596538396908083" calcext:value-type="float">
            <text:p>0.005965384</text:p>
          </table:table-cell>
        </table:table-row>
        <table:table-row table:style-name="ro2">
          <table:table-cell office:value-type="string" calcext:value-type="string">
            <text:p>Uncertainity in Impact of GST on consumer Goods</text:p>
          </table:table-cell>
          <table:table-cell office:value-type="float" office:value="0.00285666274575702" calcext:value-type="float">
            <text:p>0.0028566627</text:p>
          </table:table-cell>
        </table:table-row>
        <table:table-row table:style-name="ro2">
          <table:table-cell office:value-type="string" calcext:value-type="string">
            <text:p>Revolts/Confusion with GST Rate Slabs</text:p>
          </table:table-cell>
          <table:table-cell office:value-type="float" office:value="0.000252058477566796" calcext:value-type="float">
            <text:p>0.0002520585</text:p>
          </table:table-cell>
        </table:table-row>
        <table:table-row table:style-name="ro2">
          <table:table-cell table:style-name="ce2" office:value-type="string" calcext:value-type="string">
            <text:p>GST Bill implementation in State Assemblies</text:p>
          </table:table-cell>
          <table:table-cell office:value-type="float" office:value="0.114266509830281" calcext:value-type="float">
            <text:p>0.1142665098</text:p>
          </table:table-cell>
        </table:table-row>
        <table:table-row table:style-name="ro2">
          <table:table-cell office:value-type="string" calcext:value-type="string">
            <text:p>Discussion in Parliament in support of GST</text:p>
          </table:table-cell>
          <table:table-cell office:value-type="float" office:value="0.307427323138968" calcext:value-type="float">
            <text:p>0.3074273231</text:p>
          </table:table-cell>
        </table:table-row>
        <table:table-row table:style-name="ro2">
          <table:table-cell office:value-type="string" calcext:value-type="string">
            <text:p>Fears of Capital Crunch among traders before GST Rollout</text:p>
          </table:table-cell>
          <table:table-cell office:value-type="float" office:value="0.120231893799361" calcext:value-type="float">
            <text:p>0.1202318938</text:p>
          </table:table-cell>
        </table:table-row>
        <table:table-row table:style-name="ro2">
          <table:table-cell office:value-type="string" calcext:value-type="string">
            <text:p>Traders hassles to meet GST registration deadline</text:p>
          </table:table-cell>
          <table:table-cell office:value-type="float" office:value="0.228533019660561" calcext:value-type="float">
            <text:p>0.2285330197</text:p>
          </table:table-cell>
        </table:table-row>
        <table:table-row table:style-name="ro2">
          <table:table-cell office:value-type="string" calcext:value-type="string">
            <text:p>Sensex/Market rejoices on GST rollout</text:p>
          </table:table-cell>
          <table:table-cell office:value-type="float" office:value="0.0298269198454041" calcext:value-type="float">
            <text:p>0.0298269198</text:p>
          </table:table-cell>
        </table:table-row>
        <table:table-row table:style-name="ro2">
          <table:table-cell office:value-type="string" calcext:value-type="string">
            <text:p>Nonconclusive discussion b/w center &amp; state regarding GST</text:p>
          </table:table-cell>
          <table:table-cell office:value-type="float" office:value="0.0226852629810116" calcext:value-type="float">
            <text:p>0.022685263</text:p>
          </table:table-cell>
        </table:table-row>
        <table:table-row table:style-name="ro2">
          <table:table-cell office:value-type="string" calcext:value-type="string">
            <text:p>Nationwide Protest to include Petroleum products under GST</text:p>
          </table:table-cell>
          <table:table-cell office:value-type="float" office:value="0.0297429003528819" calcext:value-type="float">
            <text:p>0.0297429004</text:p>
          </table:table-cell>
        </table:table-row>
      </table:table>
      <table:table table:name="teleg" table:style-name="ta1">
        <table:table-column table:style-name="co6" table:default-cell-style-name="ce1"/>
        <table:table-column table:style-name="co2" table:default-cell-style-name="Default"/>
        <table:table-row table:style-name="ro2">
          <table:table-cell office:value-type="string" calcext:value-type="string">
            <text:p>Training Programmes for Creating GST Awareness</text:p>
          </table:table-cell>
          <table:table-cell office:value-type="float" office:value="0.134020618556701" calcext:value-type="float">
            <text:p>0.1340206186</text:p>
          </table:table-cell>
        </table:table-row>
        <table:table-row table:style-name="ro2">
          <table:table-cell office:value-type="string" calcext:value-type="string">
            <text:p>Positive Effect of GST on GDP and Economy</text:p>
          </table:table-cell>
          <table:table-cell office:value-type="float" office:value="0.0309278350515464" calcext:value-type="float">
            <text:p>0.0309278351</text:p>
          </table:table-cell>
        </table:table-row>
        <table:table-row table:style-name="ro2">
          <table:table-cell office:value-type="string" calcext:value-type="string">
            <text:p>Uncertainity in Impact of GST on consumer Goods</text:p>
          </table:table-cell>
          <table:table-cell office:value-type="float" office:value="0.0103092783505155" calcext:value-type="float">
            <text:p>0.0103092784</text:p>
          </table:table-cell>
        </table:table-row>
        <table:table-row table:style-name="ro2">
          <table:table-cell office:value-type="string" calcext:value-type="string">
            <text:p>Revolts/Confusion with GST Rate Slab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GST Bill implementation in State Assemblies</text:p>
          </table:table-cell>
          <table:table-cell office:value-type="float" office:value="0.154639175257732" calcext:value-type="float">
            <text:p>0.1546391753</text:p>
          </table:table-cell>
        </table:table-row>
        <table:table-row table:style-name="ro2">
          <table:table-cell office:value-type="string" calcext:value-type="string">
            <text:p>Discussion in Parliament in support of GST</text:p>
          </table:table-cell>
          <table:table-cell office:value-type="float" office:value="0.247422680412371" calcext:value-type="float">
            <text:p>0.2474226804</text:p>
          </table:table-cell>
        </table:table-row>
        <table:table-row table:style-name="ro2">
          <table:table-cell office:value-type="string" calcext:value-type="string">
            <text:p>Fears of Capital Crunch among traders before GST Rollout</text:p>
          </table:table-cell>
          <table:table-cell office:value-type="float" office:value="0.11340206185567" calcext:value-type="float">
            <text:p>0.1134020619</text:p>
          </table:table-cell>
        </table:table-row>
        <table:table-row table:style-name="ro2">
          <table:table-cell office:value-type="string" calcext:value-type="string">
            <text:p>Traders hassles to meet GST registration deadline</text:p>
          </table:table-cell>
          <table:table-cell office:value-type="float" office:value="0.237113402061856" calcext:value-type="float">
            <text:p>0.2371134021</text:p>
          </table:table-cell>
        </table:table-row>
        <table:table-row table:style-name="ro2">
          <table:table-cell office:value-type="string" calcext:value-type="string">
            <text:p>Sensex/Market rejoices on GST rollou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nconclusive discussion b/w center &amp; state regarding GST</text:p>
          </table:table-cell>
          <table:table-cell office:value-type="float" office:value="0.0206185567010309" calcext:value-type="float">
            <text:p>0.0206185567</text:p>
          </table:table-cell>
        </table:table-row>
        <table:table-row table:style-name="ro2">
          <table:table-cell office:value-type="string" calcext:value-type="string">
            <text:p>Nationwide Protest to include Petroleum products under GST</text:p>
          </table:table-cell>
          <table:table-cell office:value-type="float" office:value="0.0515463917525773" calcext:value-type="float">
            <text:p>0.0515463918</text:p>
          </table:table-cell>
        </table:table-row>
      </table:table>
      <table:table table:name="nie" table:style-name="ta1">
        <table:table-column table:style-name="co3" table:default-cell-style-name="ce1"/>
        <table:table-column table:style-name="co2" table:default-cell-style-name="Default"/>
        <table:table-row table:style-name="ro2">
          <table:table-cell office:value-type="string" calcext:value-type="string">
            <text:p>Training Programmes for Creating GST Awareness</text:p>
          </table:table-cell>
          <table:table-cell office:value-type="float" office:value="0.108490566037736" calcext:value-type="float">
            <text:p>0.108490566</text:p>
          </table:table-cell>
        </table:table-row>
        <table:table-row table:style-name="ro2">
          <table:table-cell office:value-type="string" calcext:value-type="string">
            <text:p>Positive Effect of GST on GDP and Economy</text:p>
          </table:table-cell>
          <table:table-cell office:value-type="float" office:value="0.0330188679245283" calcext:value-type="float">
            <text:p>0.0330188679</text:p>
          </table:table-cell>
        </table:table-row>
        <table:table-row table:style-name="ro2">
          <table:table-cell office:value-type="string" calcext:value-type="string">
            <text:p>Uncertainity in Impact of GST on consumer Goods</text:p>
          </table:table-cell>
          <table:table-cell office:value-type="float" office:value="0.00471698113207547" calcext:value-type="float">
            <text:p>0.0047169811</text:p>
          </table:table-cell>
        </table:table-row>
        <table:table-row table:style-name="ro2">
          <table:table-cell office:value-type="string" calcext:value-type="string">
            <text:p>Revolts/Confusion with GST Rate Slab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GST Bill implementation in State Assemblies</text:p>
          </table:table-cell>
          <table:table-cell office:value-type="float" office:value="0.179245283018868" calcext:value-type="float">
            <text:p>0.179245283</text:p>
          </table:table-cell>
        </table:table-row>
        <table:table-row table:style-name="ro2">
          <table:table-cell office:value-type="string" calcext:value-type="string">
            <text:p>Discussion in Parliament in support of GST</text:p>
          </table:table-cell>
          <table:table-cell office:value-type="float" office:value="0.30188679245283" calcext:value-type="float">
            <text:p>0.3018867925</text:p>
          </table:table-cell>
        </table:table-row>
        <table:table-row table:style-name="ro2">
          <table:table-cell office:value-type="string" calcext:value-type="string">
            <text:p>Fears of Capital Crunch among traders before GST Rollout</text:p>
          </table:table-cell>
          <table:table-cell office:value-type="float" office:value="0.0943396226415094" calcext:value-type="float">
            <text:p>0.0943396226</text:p>
          </table:table-cell>
        </table:table-row>
        <table:table-row table:style-name="ro2">
          <table:table-cell office:value-type="string" calcext:value-type="string">
            <text:p>Traders hassles to meet GST registration deadline</text:p>
          </table:table-cell>
          <table:table-cell office:value-type="float" office:value="0.188679245283019" calcext:value-type="float">
            <text:p>0.1886792453</text:p>
          </table:table-cell>
        </table:table-row>
        <table:table-row table:style-name="ro2">
          <table:table-cell office:value-type="string" calcext:value-type="string">
            <text:p>Sensex/Market rejoices on GST rollout</text:p>
          </table:table-cell>
          <table:table-cell office:value-type="float" office:value="0.00943396226415094" calcext:value-type="float">
            <text:p>0.0094339623</text:p>
          </table:table-cell>
        </table:table-row>
        <table:table-row table:style-name="ro2">
          <table:table-cell office:value-type="string" calcext:value-type="string">
            <text:p>Nonconclusive discussion b/w center &amp; state regarding GST</text:p>
          </table:table-cell>
          <table:table-cell office:value-type="float" office:value="0.0471698113207547" calcext:value-type="float">
            <text:p>0.0471698113</text:p>
          </table:table-cell>
        </table:table-row>
        <table:table-row table:style-name="ro2">
          <table:table-cell office:value-type="string" calcext:value-type="string">
            <text:p>Nationwide Protest to include Petroleum products under GST</text:p>
          </table:table-cell>
          <table:table-cell office:value-type="float" office:value="0.0330188679245283" calcext:value-type="float">
            <text:p>0.0330188679</text:p>
          </table:table-cell>
        </table:table-row>
      </table:table>
      <table:table table:name="ie" table:style-name="ta1">
        <table:table-column table:style-name="co4" table:default-cell-style-name="ce1"/>
        <table:table-column table:style-name="co2" table:default-cell-style-name="Default"/>
        <table:table-row table:style-name="ro2">
          <table:table-cell office:value-type="string" calcext:value-type="string">
            <text:p>Training Programmes for Creating GST Awareness</text:p>
          </table:table-cell>
          <table:table-cell office:value-type="float" office:value="0.122699386503067" calcext:value-type="float">
            <text:p>0.1226993865</text:p>
          </table:table-cell>
        </table:table-row>
        <table:table-row table:style-name="ro2">
          <table:table-cell office:value-type="string" calcext:value-type="string">
            <text:p>Positive Effect of GST on GDP and Economy</text:p>
          </table:table-cell>
          <table:table-cell office:value-type="float" office:value="0.00460122699386503" calcext:value-type="float">
            <text:p>0.004601227</text:p>
          </table:table-cell>
        </table:table-row>
        <table:table-row table:style-name="ro2">
          <table:table-cell office:value-type="string" calcext:value-type="string">
            <text:p>Uncertainity in Impact of GST on consumer Goods</text:p>
          </table:table-cell>
          <table:table-cell office:value-type="float" office:value="0.00613496932515337" calcext:value-type="float">
            <text:p>0.0061349693</text:p>
          </table:table-cell>
        </table:table-row>
        <table:table-row table:style-name="ro2">
          <table:table-cell office:value-type="string" calcext:value-type="string">
            <text:p>Revolts/Confusion with GST Rate Slab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GST Bill implementation in State Assemblies</text:p>
          </table:table-cell>
          <table:table-cell office:value-type="float" office:value="0.127300613496933" calcext:value-type="float">
            <text:p>0.1273006135</text:p>
          </table:table-cell>
        </table:table-row>
        <table:table-row table:style-name="ro2">
          <table:table-cell office:value-type="string" calcext:value-type="string">
            <text:p>Discussion in Parliament in support of GST</text:p>
          </table:table-cell>
          <table:table-cell office:value-type="float" office:value="0.326687116564417" calcext:value-type="float">
            <text:p>0.3266871166</text:p>
          </table:table-cell>
        </table:table-row>
        <table:table-row table:style-name="ro2">
          <table:table-cell office:value-type="string" calcext:value-type="string">
            <text:p>Fears of Capital Crunch among traders before GST Rollout</text:p>
          </table:table-cell>
          <table:table-cell office:value-type="float" office:value="0.118098159509202" calcext:value-type="float">
            <text:p>0.1180981595</text:p>
          </table:table-cell>
        </table:table-row>
        <table:table-row table:style-name="ro2">
          <table:table-cell office:value-type="string" calcext:value-type="string">
            <text:p>Traders hassles to meet GST registration deadline</text:p>
          </table:table-cell>
          <table:table-cell office:value-type="float" office:value="0.239263803680982" calcext:value-type="float">
            <text:p>0.2392638037</text:p>
          </table:table-cell>
        </table:table-row>
        <table:table-row table:style-name="ro2">
          <table:table-cell office:value-type="string" calcext:value-type="string">
            <text:p>Sensex/Market rejoices on GST rollout</text:p>
          </table:table-cell>
          <table:table-cell office:value-type="float" office:value="0.0153374233128834" calcext:value-type="float">
            <text:p>0.0153374233</text:p>
          </table:table-cell>
        </table:table-row>
        <table:table-row table:style-name="ro2">
          <table:table-cell office:value-type="string" calcext:value-type="string">
            <text:p>Nonconclusive discussion b/w center &amp; state regarding GST</text:p>
          </table:table-cell>
          <table:table-cell office:value-type="float" office:value="0.0184049079754601" calcext:value-type="float">
            <text:p>0.018404908</text:p>
          </table:table-cell>
        </table:table-row>
        <table:table-row table:style-name="ro2">
          <table:table-cell office:value-type="string" calcext:value-type="string">
            <text:p>Nationwide Protest to include Petroleum products under GST</text:p>
          </table:table-cell>
          <table:table-cell office:value-type="float" office:value="0.0214723926380368" calcext:value-type="float">
            <text:p>0.0214723926</text:p>
          </table:table-cell>
        </table:table-row>
      </table:table>
      <table:table table:name="decch" table:style-name="ta1">
        <table:table-column table:style-name="co7" table:default-cell-style-name="ce1"/>
        <table:table-column table:style-name="co2" table:default-cell-style-name="Default"/>
        <table:table-row table:style-name="ro2">
          <table:table-cell office:value-type="string" calcext:value-type="string">
            <text:p>Training Programmes for Creating GST Awareness</text:p>
          </table:table-cell>
          <table:table-cell office:value-type="float" office:value="0.0588235294117647" calcext:value-type="float">
            <text:p>0.0588235294</text:p>
          </table:table-cell>
        </table:table-row>
        <table:table-row table:style-name="ro2">
          <table:table-cell office:value-type="string" calcext:value-type="string">
            <text:p>Positive Effect of GST on GDP and Econom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ncertainity in Impact of GST on consumer Good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volts/Confusion with GST Rate Slab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GST Bill implementation in State Assemblies</text:p>
          </table:table-cell>
          <table:table-cell office:value-type="float" office:value="0.117647058823529" calcext:value-type="float">
            <text:p>0.1176470588</text:p>
          </table:table-cell>
        </table:table-row>
        <table:table-row table:style-name="ro2">
          <table:table-cell office:value-type="string" calcext:value-type="string">
            <text:p>Discussion in Parliament in support of GST</text:p>
          </table:table-cell>
          <table:table-cell office:value-type="float" office:value="0.352941176470588" calcext:value-type="float">
            <text:p>0.3529411765</text:p>
          </table:table-cell>
        </table:table-row>
        <table:table-row table:style-name="ro2">
          <table:table-cell office:value-type="string" calcext:value-type="string">
            <text:p>Fears of Capital Crunch among traders before GST Rollout</text:p>
          </table:table-cell>
          <table:table-cell office:value-type="float" office:value="0.117647058823529" calcext:value-type="float">
            <text:p>0.1176470588</text:p>
          </table:table-cell>
        </table:table-row>
        <table:table-row table:style-name="ro2">
          <table:table-cell office:value-type="string" calcext:value-type="string">
            <text:p>Traders hassles to meet GST registration deadline</text:p>
          </table:table-cell>
          <table:table-cell office:value-type="float" office:value="0.264705882352941" calcext:value-type="float">
            <text:p>0.2647058824</text:p>
          </table:table-cell>
        </table:table-row>
        <table:table-row table:style-name="ro2">
          <table:table-cell office:value-type="string" calcext:value-type="string">
            <text:p>Sensex/Market rejoices on GST rollout</text:p>
          </table:table-cell>
          <table:table-cell office:value-type="float" office:value="0.0294117647058823" calcext:value-type="float">
            <text:p>0.0294117647</text:p>
          </table:table-cell>
        </table:table-row>
        <table:table-row table:style-name="ro2">
          <table:table-cell office:value-type="string" calcext:value-type="string">
            <text:p>Nonconclusive discussion b/w center &amp; state regarding GST</text:p>
          </table:table-cell>
          <table:table-cell office:value-type="float" office:value="0.0294117647058823" calcext:value-type="float">
            <text:p>0.0294117647</text:p>
          </table:table-cell>
        </table:table-row>
        <table:table-row table:style-name="ro2">
          <table:table-cell office:value-type="string" calcext:value-type="string">
            <text:p>Nationwide Protest to include Petroleum products under GST</text:p>
          </table:table-cell>
          <table:table-cell office:value-type="float" office:value="0.0294117647058823" calcext:value-type="float">
            <text:p>0.0294117647</text:p>
          </table:table-cell>
        </table:table-row>
      </table:table>
      <table:table table:name="final" table:style-name="ta1">
        <table:shapes>
          <draw:frame draw:z-index="0" draw:style-name="gr1" draw:text-style-name="P1" svg:width="336.69mm" svg:height="206.36mm" svg:x="81.91mm" svg:y="64.67mm">
            <loext:p draw:notify-on-update-of-ranges="final.A1:final.A11 final.B1:final.B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7" table:default-cell-style-name="ce1"/>
        <table:table-column table:style-name="co2" table:default-cell-style-name="Default"/>
        <table:table-row table:style-name="ro2">
          <table:table-cell office:value-type="string" calcext:value-type="string">
            <text:p>Revolts/Confusion with GST Rate Slabs</text:p>
          </table:table-cell>
          <table:table-cell office:value-type="float" office:value="0.010310776612698" calcext:value-type="float">
            <text:p>0.0103107766</text:p>
          </table:table-cell>
        </table:table-row>
        <table:table-row table:style-name="ro2">
          <table:table-cell office:value-type="string" calcext:value-type="string">
            <text:p>Positive Effect of GST on GDP and Economy</text:p>
          </table:table-cell>
          <table:table-cell office:value-type="float" office:value="0.0106144820404896" calcext:value-type="float">
            <text:p>0.010614482</text:p>
          </table:table-cell>
        </table:table-row>
        <table:table-row table:style-name="ro2">
          <table:table-cell office:value-type="string" calcext:value-type="string">
            <text:p>Uncertainity in Impact of GST on consumer Goods</text:p>
          </table:table-cell>
          <table:table-cell office:value-type="float" office:value="0.0121896360661249" calcext:value-type="float">
            <text:p>0.0121896361</text:p>
          </table:table-cell>
        </table:table-row>
        <table:table-row table:style-name="ro2">
          <table:table-cell office:value-type="string" calcext:value-type="string">
            <text:p>Nationwide Protest to include Petroleum products under GST</text:p>
          </table:table-cell>
          <table:table-cell office:value-type="float" office:value="0.0123479093474296" calcext:value-type="float">
            <text:p>0.0123479093</text:p>
          </table:table-cell>
        </table:table-row>
        <table:table-row table:style-name="ro2">
          <table:table-cell office:value-type="string" calcext:value-type="string">
            <text:p>Sensex/Market rejoices on GST rollout</text:p>
          </table:table-cell>
          <table:table-cell office:value-type="float" office:value="0.0246956928013807" calcext:value-type="float">
            <text:p>0.0246956928</text:p>
          </table:table-cell>
        </table:table-row>
        <table:table-row table:style-name="ro2">
          <table:table-cell office:value-type="string" calcext:value-type="string">
            <text:p>Nonconclusive discussion b/w center &amp; state regarding GST</text:p>
          </table:table-cell>
          <table:table-cell office:value-type="float" office:value="0.0338650184222445" calcext:value-type="float">
            <text:p>0.0338650184</text:p>
          </table:table-cell>
        </table:table-row>
        <table:table-row table:style-name="ro2">
          <table:table-cell office:value-type="string" calcext:value-type="string">
            <text:p>Fears of Capital Crunch among traders before GST Rollout</text:p>
          </table:table-cell>
          <table:table-cell office:value-type="float" office:value="0.0489489455615448" calcext:value-type="float">
            <text:p>0.0489489456</text:p>
          </table:table-cell>
        </table:table-row>
        <table:table-row table:style-name="ro2">
          <table:table-cell office:value-type="string" calcext:value-type="string">
            <text:p>Training Programmes for Creating GST Awareness</text:p>
          </table:table-cell>
          <table:table-cell office:value-type="float" office:value="0.0619541951181732" calcext:value-type="float">
            <text:p>0.0619541951</text:p>
          </table:table-cell>
        </table:table-row>
        <table:table-row table:style-name="ro2">
          <table:table-cell office:value-type="string" calcext:value-type="string">
            <text:p>GST Bill implementation in State Legislative Assemblies</text:p>
          </table:table-cell>
          <table:table-cell office:value-type="float" office:value="0.0647519007145613" calcext:value-type="float">
            <text:p>0.0647519007</text:p>
          </table:table-cell>
        </table:table-row>
        <table:table-row table:style-name="ro2">
          <table:table-cell office:value-type="string" calcext:value-type="string">
            <text:p>Traders hassles to meet GST registration deadline</text:p>
          </table:table-cell>
          <table:table-cell office:value-type="float" office:value="0.0781148891799994" calcext:value-type="float">
            <text:p>0.0781148892</text:p>
          </table:table-cell>
        </table:table-row>
        <table:table-row table:style-name="ro2">
          <table:table-cell office:value-type="string" calcext:value-type="string">
            <text:p>Discussion in Parliament in support of GST</text:p>
          </table:table-cell>
          <table:table-cell office:value-type="float" office:value="0.0836445084408556" calcext:value-type="float">
            <text:p>0.0836445084</text:p>
          </table:table-cell>
        </table:table-row>
      </table:table>
      <table:table table:name="final2" table:style-name="ta1">
        <table:shapes>
          <draw:frame draw:z-index="0" draw:style-name="gr1" draw:text-style-name="P1" svg:width="336.69mm" svg:height="206.36mm" svg:x="57.72mm" svg:y="67.89mm">
            <loext:p draw:notify-on-update-of-ranges="final2.A1:final2.A11 final2.B1:final2.B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ce1"/>
        <table:table-column table:style-name="co2" table:default-cell-style-name="Default"/>
        <table:table-row table:style-name="ro2">
          <table:table-cell office:value-type="string" calcext:value-type="string">
            <text:p>Revolts/Confusion with GST Rate Slabs</text:p>
          </table:table-cell>
          <table:table-cell office:value-type="float" office:value="0.000262653323877814" calcext:value-type="float">
            <text:p>0.0002626533</text:p>
          </table:table-cell>
        </table:table-row>
        <table:table-row table:style-name="ro2">
          <table:table-cell office:value-type="string" calcext:value-type="string">
            <text:p>Uncertainity in Impact of GST on consumer Goods</text:p>
          </table:table-cell>
          <table:table-cell office:value-type="float" office:value="0.00144459328132798" calcext:value-type="float">
            <text:p>0.0014445933</text:p>
          </table:table-cell>
        </table:table-row>
        <table:table-row table:style-name="ro2">
          <table:table-cell office:value-type="string" calcext:value-type="string">
            <text:p>Positive Effect of GST on GDP and Economy</text:p>
          </table:table-cell>
          <table:table-cell office:value-type="float" office:value="0.00262653323877814" calcext:value-type="float">
            <text:p>0.0026265332</text:p>
          </table:table-cell>
        </table:table-row>
        <table:table-row table:style-name="ro2">
          <table:table-cell office:value-type="string" calcext:value-type="string">
            <text:p>Nonconclusive discussion b/w center &amp; state regarding GST</text:p>
          </table:table-cell>
          <table:table-cell office:value-type="float" office:value="0.00919286633572348" calcext:value-type="float">
            <text:p>0.0091928663</text:p>
          </table:table-cell>
        </table:table-row>
        <table:table-row table:style-name="ro2">
          <table:table-cell office:value-type="string" calcext:value-type="string">
            <text:p>Sensex/Market rejoices on GST rollout</text:p>
          </table:table-cell>
          <table:table-cell office:value-type="float" office:value="0.0105849289522759" calcext:value-type="float">
            <text:p>0.010584929</text:p>
          </table:table-cell>
        </table:table-row>
        <table:table-row table:style-name="ro2">
          <table:table-cell office:value-type="string" calcext:value-type="string">
            <text:p>Nationwide Protest to include Petroleum products under GST</text:p>
          </table:table-cell>
          <table:table-cell office:value-type="float" office:value="0.0111102356000315" calcext:value-type="float">
            <text:p>0.0111102356</text:p>
          </table:table-cell>
        </table:table-row>
        <table:table-row table:style-name="ro2">
          <table:table-cell office:value-type="string" calcext:value-type="string">
            <text:p>Fears of Capital Crunch among traders before GST Rollout</text:p>
          </table:table-cell>
          <table:table-cell office:value-type="float" office:value="0.0461481890053319" calcext:value-type="float">
            <text:p>0.046148189</text:p>
          </table:table-cell>
        </table:table-row>
        <table:table-row table:style-name="ro2">
          <table:table-cell office:value-type="string" calcext:value-type="string">
            <text:p>GST Bill implementation in State Legislative Assemblies</text:p>
          </table:table-cell>
          <table:table-cell office:value-type="float" office:value="0.0462007196701074" calcext:value-type="float">
            <text:p>0.0462007197</text:p>
          </table:table-cell>
        </table:table-row>
        <table:table-row table:style-name="ro2">
          <table:table-cell office:value-type="string" calcext:value-type="string">
            <text:p>Training Programmes for Creating GST Awareness</text:p>
          </table:table-cell>
          <table:table-cell office:value-type="float" office:value="0.0551309326819531" calcext:value-type="float">
            <text:p>0.0551309327</text:p>
          </table:table-cell>
        </table:table-row>
        <table:table-row table:style-name="ro2">
          <table:table-cell office:value-type="string" calcext:value-type="string">
            <text:p>Traders hassles to meet GST registration deadline</text:p>
          </table:table-cell>
          <table:table-cell office:value-type="float" office:value="0.0881464554933943" calcext:value-type="float">
            <text:p>0.0881464555</text:p>
          </table:table-cell>
        </table:table-row>
        <table:table-row table:style-name="ro2">
          <table:table-cell office:value-type="string" calcext:value-type="string">
            <text:p>Discussion in Parliament in support of GST</text:p>
          </table:table-cell>
          <table:table-cell office:value-type="float" office:value="0.117983873085914" calcext:value-type="float">
            <text:p>0.1179838731</text:p>
          </table:table-cell>
        </table:table-row>
      </table:table>
      <table:table table:name="final3" table:style-name="ta1">
        <table:shapes>
          <draw:frame draw:z-index="0" draw:style-name="gr1" draw:text-style-name="P1" svg:width="336.69mm" svg:height="206.36mm" svg:x="59.64mm" svg:y="67.89mm">
            <loext:p draw:notify-on-update-of-ranges="final3.A1:final3.A11 final3.B1:final3.B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7" table:default-cell-style-name="ce1"/>
        <table:table-column table:style-name="co2" table:default-cell-style-name="Default"/>
        <table:table-row table:style-name="ro2">
          <table:table-cell office:value-type="string" calcext:value-type="string">
            <text:p>Revolts/Confusion with GST Rate Slabs</text:p>
          </table:table-cell>
          <table:table-cell office:value-type="float" office:value="0.000445337533264541" calcext:value-type="float">
            <text:p>0.0004453375</text:p>
          </table:table-cell>
        </table:table-row>
        <table:table-row table:style-name="ro2">
          <table:table-cell office:value-type="string" calcext:value-type="string">
            <text:p>Uncertainity in Impact of GST on consumer Goods</text:p>
          </table:table-cell>
          <table:table-cell office:value-type="float" office:value="0.0016944550046163" calcext:value-type="float">
            <text:p>0.001694455</text:p>
          </table:table-cell>
        </table:table-row>
        <table:table-row table:style-name="ro2">
          <table:table-cell office:value-type="string" calcext:value-type="string">
            <text:p>Positive Effect of GST on GDP and Economy</text:p>
          </table:table-cell>
          <table:table-cell office:value-type="float" office:value="0.00220496388421224" calcext:value-type="float">
            <text:p>0.0022049639</text:p>
          </table:table-cell>
        </table:table-row>
        <table:table-row table:style-name="ro2">
          <table:table-cell office:value-type="string" calcext:value-type="string">
            <text:p>Nationwide Protest to include Petroleum products under GST</text:p>
          </table:table-cell>
          <table:table-cell office:value-type="float" office:value="0.00948243089121816" calcext:value-type="float">
            <text:p>0.0094824309</text:p>
          </table:table-cell>
        </table:table-row>
        <table:table-row table:style-name="ro2">
          <table:table-cell office:value-type="string" calcext:value-type="string">
            <text:p>Nonconclusive discussion b/w center &amp; state regarding GST</text:p>
          </table:table-cell>
          <table:table-cell office:value-type="float" office:value="0.0103296583935263" calcext:value-type="float">
            <text:p>0.0103296584</text:p>
          </table:table-cell>
        </table:table-row>
        <table:table-row table:style-name="ro2">
          <table:table-cell office:value-type="string" calcext:value-type="string">
            <text:p>Sensex/Market rejoices on GST rollout</text:p>
          </table:table-cell>
          <table:table-cell office:value-type="float" office:value="0.0129147884646717" calcext:value-type="float">
            <text:p>0.0129147885</text:p>
          </table:table-cell>
        </table:table-row>
        <table:table-row table:style-name="ro2">
          <table:table-cell office:value-type="string" calcext:value-type="string">
            <text:p>Fears of Capital Crunch among traders before GST Rollout</text:p>
          </table:table-cell>
          <table:table-cell office:value-type="float" office:value="0.0388747080866779" calcext:value-type="float">
            <text:p>0.0388747081</text:p>
          </table:table-cell>
        </table:table-row>
        <table:table-row table:style-name="ro2">
          <table:table-cell office:value-type="string" calcext:value-type="string">
            <text:p>GST Bill implementation in State Legislative Assemblies</text:p>
          </table:table-cell>
          <table:table-cell office:value-type="float" office:value="0.0402107206864715" calcext:value-type="float">
            <text:p>0.0402107207</text:p>
          </table:table-cell>
        </table:table-row>
        <table:table-row table:style-name="ro2">
          <table:table-cell office:value-type="string" calcext:value-type="string">
            <text:p>Traders hassles to meet GST registration deadline</text:p>
          </table:table-cell>
          <table:table-cell office:value-type="float" office:value="0.0915114321403357" calcext:value-type="float">
            <text:p>0.0915114321</text:p>
          </table:table-cell>
        </table:table-row>
        <table:table-row table:style-name="ro2">
          <table:table-cell office:value-type="string" calcext:value-type="string">
            <text:p>Discussion in Parliament in support of GST</text:p>
          </table:table-cell>
          <table:table-cell office:value-type="float" office:value="0.102362461304513" calcext:value-type="float">
            <text:p>0.1023624613</text:p>
          </table:table-cell>
        </table:table-row>
        <table:table-row table:style-name="ro2">
          <table:table-cell office:value-type="string" calcext:value-type="string">
            <text:p>Training Programmes for Creating GST Awareness</text:p>
          </table:table-cell>
          <table:table-cell office:value-type="float" office:value="0.157551729756151" calcext:value-type="float">
            <text:p>0.1575517298</text:p>
          </table:table-cell>
        </table:table-row>
      </table:table>
      <table:table table:name="Main" table:style-name="ta1">
        <table:shapes>
          <draw:frame draw:z-index="0" draw:style-name="gr1" draw:text-style-name="P1" svg:width="459.74mm" svg:height="215.43mm" svg:x="13.2mm" svg:y="63.47mm">
            <loext:p draw:notify-on-update-of-ranges="Main.A2:Main.A12 Main.B1:Main.B1 Main.B2:Main.B12 Main.C1:Main.C1 Main.C2:Main.C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spects</text:p>
          </table:table-cell>
          <table:table-cell office:value-type="string" calcext:value-type="string">
            <text:p>Mass Media</text:p>
          </table:table-cell>
          <table:table-cell office:value-type="string" calcext:value-type="string">
            <text:p>TweetFol</text:p>
          </table:table-cell>
        </table:table-row>
        <table:table-row table:style-name="ro1">
          <table:table-cell office:value-type="string" calcext:value-type="string">
            <text:p>Discussion in Parliament in support of GST</text:p>
          </table:table-cell>
          <table:table-cell office:value-type="float" office:value="0.0836445084408556" calcext:value-type="float">
            <text:p>0.0836445084</text:p>
          </table:table-cell>
          <table:table-cell office:value-type="float" office:value="0.117983873085914" calcext:value-type="float">
            <text:p>0.1179838731</text:p>
          </table:table-cell>
        </table:table-row>
        <table:table-row table:style-name="ro1">
          <table:table-cell office:value-type="string" calcext:value-type="string">
            <text:p>Traders hassles to meet GST registration deadline</text:p>
          </table:table-cell>
          <table:table-cell office:value-type="float" office:value="0.0781148891799994" calcext:value-type="float">
            <text:p>0.0781148892</text:p>
          </table:table-cell>
          <table:table-cell office:value-type="float" office:value="0.0881464554933943" calcext:value-type="float">
            <text:p>0.0881464555</text:p>
          </table:table-cell>
        </table:table-row>
        <table:table-row table:style-name="ro1">
          <table:table-cell office:value-type="string" calcext:value-type="string">
            <text:p>GST Bill implementation in State Assemblies</text:p>
          </table:table-cell>
          <table:table-cell office:value-type="float" office:value="0.0647519007145613" calcext:value-type="float">
            <text:p>0.0647519007</text:p>
          </table:table-cell>
          <table:table-cell office:value-type="float" office:value="0.0462007196701074" calcext:value-type="float">
            <text:p>0.0462007197</text:p>
          </table:table-cell>
        </table:table-row>
        <table:table-row table:style-name="ro1">
          <table:table-cell office:value-type="string" calcext:value-type="string">
            <text:p>Training Programmes for Creating GST Awareness</text:p>
          </table:table-cell>
          <table:table-cell office:value-type="float" office:value="0.0619541951181732" calcext:value-type="float">
            <text:p>0.0619541951</text:p>
          </table:table-cell>
          <table:table-cell office:value-type="float" office:value="0.0551309326819531" calcext:value-type="float">
            <text:p>0.0551309327</text:p>
          </table:table-cell>
        </table:table-row>
        <table:table-row table:style-name="ro1">
          <table:table-cell office:value-type="string" calcext:value-type="string">
            <text:p>Fears of Capital Crunch among traders before GST Rollout</text:p>
          </table:table-cell>
          <table:table-cell office:value-type="float" office:value="0.0489489455615448" calcext:value-type="float">
            <text:p>0.0489489456</text:p>
          </table:table-cell>
          <table:table-cell office:value-type="float" office:value="0.0461481890053319" calcext:value-type="float">
            <text:p>0.046148189</text:p>
          </table:table-cell>
        </table:table-row>
        <table:table-row table:style-name="ro1">
          <table:table-cell office:value-type="string" calcext:value-type="string">
            <text:p>Nonconclusive discussion b/w center &amp; state regarding GST</text:p>
          </table:table-cell>
          <table:table-cell office:value-type="float" office:value="0.0338650184222445" calcext:value-type="float">
            <text:p>0.0338650184</text:p>
          </table:table-cell>
          <table:table-cell office:value-type="float" office:value="0.00919286633572348" calcext:value-type="float">
            <text:p>0.0091928663</text:p>
          </table:table-cell>
        </table:table-row>
        <table:table-row table:style-name="ro1">
          <table:table-cell office:value-type="string" calcext:value-type="string">
            <text:p>Sensex/Market rejoices on GST rollout</text:p>
          </table:table-cell>
          <table:table-cell office:value-type="float" office:value="0.0246956928013807" calcext:value-type="float">
            <text:p>0.0246956928</text:p>
          </table:table-cell>
          <table:table-cell office:value-type="float" office:value="0.0105849289522759" calcext:value-type="float">
            <text:p>0.010584929</text:p>
          </table:table-cell>
        </table:table-row>
        <table:table-row table:style-name="ro1">
          <table:table-cell office:value-type="string" calcext:value-type="string">
            <text:p>Nationwide Protest to include Petroleum products under GST</text:p>
          </table:table-cell>
          <table:table-cell office:value-type="float" office:value="0.0123479093474296" calcext:value-type="float">
            <text:p>0.0123479093</text:p>
          </table:table-cell>
          <table:table-cell office:value-type="float" office:value="0.0111102356000315" calcext:value-type="float">
            <text:p>0.0111102356</text:p>
          </table:table-cell>
        </table:table-row>
        <table:table-row table:style-name="ro1">
          <table:table-cell office:value-type="string" calcext:value-type="string">
            <text:p>Uncertainity in Impact of GST on consumer Goods</text:p>
          </table:table-cell>
          <table:table-cell office:value-type="float" office:value="0.0121896360661249" calcext:value-type="float">
            <text:p>0.0121896361</text:p>
          </table:table-cell>
          <table:table-cell office:value-type="float" office:value="0.00144459328132798" calcext:value-type="float">
            <text:p>0.0014445933</text:p>
          </table:table-cell>
        </table:table-row>
        <table:table-row table:style-name="ro1">
          <table:table-cell office:value-type="string" calcext:value-type="string">
            <text:p>Positive Effect of GST on GDP and Economy</text:p>
          </table:table-cell>
          <table:table-cell office:value-type="float" office:value="0.0106144820404896" calcext:value-type="float">
            <text:p>0.010614482</text:p>
          </table:table-cell>
          <table:table-cell office:value-type="float" office:value="0.00262653323877814" calcext:value-type="float">
            <text:p>0.0026265332</text:p>
          </table:table-cell>
        </table:table-row>
        <table:table-row table:style-name="ro1">
          <table:table-cell office:value-type="string" calcext:value-type="string">
            <text:p>Revolts/Confusion with GST Rate Slabs</text:p>
          </table:table-cell>
          <table:table-cell office:value-type="float" office:value="0.010310776612698" calcext:value-type="float">
            <text:p>0.0103107766</text:p>
          </table:table-cell>
          <table:table-cell office:value-type="float" office:value="0.000262653323877814" calcext:value-type="float">
            <text:p>0.0002626533</text:p>
          </table:table-cell>
        </table:table-row>
      </table:table>
      <table:named-expressions/>
      <table:database-ranges>
        <table:database-range table:name="__Anonymous_Sheet_DB__8" table:target-range-address="final.A1:final.B11" table:contains-header="false">
          <table:sort>
            <table:sort-by table:field-number="1" table:data-type="automatic"/>
          </table:sort>
        </table:database-range>
        <table:database-range table:name="__Anonymous_Sheet_DB__9" table:target-range-address="final2.A1:final2.B11" table:contains-header="false">
          <table:sort>
            <table:sort-by table:field-number="1" table:data-type="automatic"/>
          </table:sort>
        </table:database-range>
        <table:database-range table:name="__Anonymous_Sheet_DB__10" table:target-range-address="final3.A1:final3.B11" table:contains-header="false">
          <table:sort>
            <table:sort-by table:field-number="1" table:data-type="automatic"/>
          </table:sort>
        </table:database-range>
        <table:database-range table:name="__Anonymous_Sheet_DB__11" table:target-range-address="Main.A1:Main.C12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5">00/00/0000</text:date>, <text:time style:data-style-name="N2" text:time-value="12:13:48.8660575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5T12:14:24.902289024</dc:date>
    <meta:generator>LibreOffice/5.1.4.2$Linux_X86_64 LibreOffice_project/10m0$Build-2</meta:generator>
    <meta:editing-duration>PT19M9S</meta:editing-duration>
    <meta:editing-cycles>13</meta:editing-cycles>
    <meta:document-statistic meta:table-count="12" meta:cell-count="36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90"/>
      <style:text-properties fo:font-size="2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67cm" svg:height="20.637cm" xlink:href=".." xlink:type="simple" chart:class="chart:bar" chart:style-name="ch1">
        <chart:title svg:x="14.697cm" svg:y="0.547cm" chart:style-name="ch2">
          <text:p>Mass Media</text:p>
        </chart:title>
        <chart:plot-area chart:style-name="ch3" table:cell-range-address="final.A1:final.B11" chart:data-source-has-labels="column" svg:x="2.342cm" svg:y="2.178cm" svg:width="30.655cm" svg:height="18.047cm">
          <chartooo:coordinate-region svg:x="7.694cm" svg:y="2.178cm" svg:width="25.303cm" svg:height="7.34cm"/>
          <chart:axis chart:dimension="x" chart:name="primary-x" chart:style-name="ch4" chartooo:axis-type="auto">
            <chartooo:date-scale/>
            <chart:categories table:cell-range-address="final.A1:final.A11"/>
          </chart:axis>
          <chart:axis chart:dimension="y" chart:name="primary-y" chart:style-name="ch5">
            <chart:title svg:x="4.507cm" svg:y="9.29cm" chart:style-name="ch6">
              <text:p>Relative Coverage</text:p>
            </chart:title>
            <chart:grid chart:style-name="ch7" chart:class="major"/>
          </chart:axis>
          <chart:series chart:style-name="ch8" chart:values-cell-range-address="final.B1:final.B1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evolts/Confusion with GST Rate Slabs</text:p>
                <draw:g>
                  <svg:desc>final.A1:final.A11</svg:desc>
                </draw:g>
              </table:table-cell>
              <table:table-cell office:value-type="float" office:value="0.010310776612698">
                <text:p>0.010310776612698</text:p>
                <draw:g>
                  <svg:desc>final.B1:final.B11</svg:desc>
                </draw:g>
              </table:table-cell>
            </table:table-row>
            <table:table-row>
              <table:table-cell office:value-type="string">
                <text:p>Positive Effect of GST on GDP and Economy</text:p>
              </table:table-cell>
              <table:table-cell office:value-type="float" office:value="0.0106144820404896">
                <text:p>0.0106144820404896</text:p>
              </table:table-cell>
            </table:table-row>
            <table:table-row>
              <table:table-cell office:value-type="string">
                <text:p>Uncertainity in Impact of GST on consumer Goods</text:p>
              </table:table-cell>
              <table:table-cell office:value-type="float" office:value="0.0121896360661249">
                <text:p>0.0121896360661249</text:p>
              </table:table-cell>
            </table:table-row>
            <table:table-row>
              <table:table-cell office:value-type="string">
                <text:p>Nationwide Protest to include Petroleum products under GST</text:p>
              </table:table-cell>
              <table:table-cell office:value-type="float" office:value="0.0123479093474296">
                <text:p>0.0123479093474296</text:p>
              </table:table-cell>
            </table:table-row>
            <table:table-row>
              <table:table-cell office:value-type="string">
                <text:p>Sensex/Market rejoices on GST rollout</text:p>
              </table:table-cell>
              <table:table-cell office:value-type="float" office:value="0.0246956928013807">
                <text:p>0.0246956928013807</text:p>
              </table:table-cell>
            </table:table-row>
            <table:table-row>
              <table:table-cell office:value-type="string">
                <text:p>Nonconclusive discussion b/w center &amp; state regarding GST</text:p>
              </table:table-cell>
              <table:table-cell office:value-type="float" office:value="0.0338650184222445">
                <text:p>0.0338650184222445</text:p>
              </table:table-cell>
            </table:table-row>
            <table:table-row>
              <table:table-cell office:value-type="string">
                <text:p>Fears of Capital Crunch among traders before GST Rollout</text:p>
              </table:table-cell>
              <table:table-cell office:value-type="float" office:value="0.0489489455615448">
                <text:p>0.0489489455615448</text:p>
              </table:table-cell>
            </table:table-row>
            <table:table-row>
              <table:table-cell office:value-type="string">
                <text:p>Training Programmes for Creating GST Awareness</text:p>
              </table:table-cell>
              <table:table-cell office:value-type="float" office:value="0.0619541951181732">
                <text:p>0.0619541951181732</text:p>
              </table:table-cell>
            </table:table-row>
            <table:table-row>
              <table:table-cell office:value-type="string">
                <text:p>GST Bill implementation in State Legislative Assemblies</text:p>
              </table:table-cell>
              <table:table-cell office:value-type="float" office:value="0.0647519007145613">
                <text:p>0.0647519007145613</text:p>
              </table:table-cell>
            </table:table-row>
            <table:table-row>
              <table:table-cell office:value-type="string">
                <text:p>Traders hassles to meet GST registration deadline</text:p>
              </table:table-cell>
              <table:table-cell office:value-type="float" office:value="0.0781148891799994">
                <text:p>0.0781148891799994</text:p>
              </table:table-cell>
            </table:table-row>
            <table:table-row>
              <table:table-cell office:value-type="string">
                <text:p>Discussion in Parliament in support of GST</text:p>
              </table:table-cell>
              <table:table-cell office:value-type="float" office:value="0.0836445084408556">
                <text:p>0.08364450844085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0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90"/>
      <style:text-properties fo:font-size="2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67cm" svg:height="20.637cm" xlink:href=".." xlink:type="simple" chart:class="chart:bar" chart:style-name="ch1">
        <chart:title svg:x="14.257cm" svg:y="0.548cm" chart:style-name="ch2">
          <text:p>TweetFol</text:p>
        </chart:title>
        <chart:plot-area chart:style-name="ch3" table:cell-range-address="final2.A1:final2.B11" chart:data-source-has-labels="column" svg:x="2.342cm" svg:y="2.178cm" svg:width="30.655cm" svg:height="18.047cm">
          <chartooo:coordinate-region svg:x="6.627cm" svg:y="2.178cm" svg:width="25.276cm" svg:height="7.34cm"/>
          <chart:axis chart:dimension="x" chart:name="primary-x" chart:style-name="ch4" chartooo:axis-type="auto">
            <chartooo:date-scale/>
            <chart:categories table:cell-range-address="final2.A1:final2.A11"/>
          </chart:axis>
          <chart:axis chart:dimension="y" chart:name="primary-y" chart:style-name="ch5">
            <chart:title svg:x="3.462cm" svg:y="9.1cm" chart:style-name="ch6">
              <text:p>Relative Coverage</text:p>
            </chart:title>
            <chart:grid chart:style-name="ch7" chart:class="major"/>
          </chart:axis>
          <chart:series chart:style-name="ch8" chart:values-cell-range-address="final2.B1:final2.B1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evolts/Confusion with GST Rate Slabs</text:p>
                <draw:g>
                  <svg:desc>final2.A1:final2.A11</svg:desc>
                </draw:g>
              </table:table-cell>
              <table:table-cell office:value-type="float" office:value="0.000262653323877814">
                <text:p>0.000262653323877814</text:p>
                <draw:g>
                  <svg:desc>final2.B1:final2.B11</svg:desc>
                </draw:g>
              </table:table-cell>
            </table:table-row>
            <table:table-row>
              <table:table-cell office:value-type="string">
                <text:p>Uncertainity in Impact of GST on consumer Goods</text:p>
              </table:table-cell>
              <table:table-cell office:value-type="float" office:value="0.00144459328132798">
                <text:p>0.00144459328132798</text:p>
              </table:table-cell>
            </table:table-row>
            <table:table-row>
              <table:table-cell office:value-type="string">
                <text:p>Positive Effect of GST on GDP and Economy</text:p>
              </table:table-cell>
              <table:table-cell office:value-type="float" office:value="0.00262653323877814">
                <text:p>0.00262653323877814</text:p>
              </table:table-cell>
            </table:table-row>
            <table:table-row>
              <table:table-cell office:value-type="string">
                <text:p>Nonconclusive discussion b/w center &amp; state regarding GST</text:p>
              </table:table-cell>
              <table:table-cell office:value-type="float" office:value="0.00919286633572348">
                <text:p>0.00919286633572348</text:p>
              </table:table-cell>
            </table:table-row>
            <table:table-row>
              <table:table-cell office:value-type="string">
                <text:p>Sensex/Market rejoices on GST rollout</text:p>
              </table:table-cell>
              <table:table-cell office:value-type="float" office:value="0.0105849289522759">
                <text:p>0.0105849289522759</text:p>
              </table:table-cell>
            </table:table-row>
            <table:table-row>
              <table:table-cell office:value-type="string">
                <text:p>Nationwide Protest to include Petroleum products under GST</text:p>
              </table:table-cell>
              <table:table-cell office:value-type="float" office:value="0.0111102356000315">
                <text:p>0.0111102356000315</text:p>
              </table:table-cell>
            </table:table-row>
            <table:table-row>
              <table:table-cell office:value-type="string">
                <text:p>Fears of Capital Crunch among traders before GST Rollout</text:p>
              </table:table-cell>
              <table:table-cell office:value-type="float" office:value="0.0461481890053319">
                <text:p>0.0461481890053319</text:p>
              </table:table-cell>
            </table:table-row>
            <table:table-row>
              <table:table-cell office:value-type="string">
                <text:p>GST Bill implementation in State Legislative Assemblies</text:p>
              </table:table-cell>
              <table:table-cell office:value-type="float" office:value="0.0462007196701074">
                <text:p>0.0462007196701074</text:p>
              </table:table-cell>
            </table:table-row>
            <table:table-row>
              <table:table-cell office:value-type="string">
                <text:p>Training Programmes for Creating GST Awareness</text:p>
              </table:table-cell>
              <table:table-cell office:value-type="float" office:value="0.0551309326819531">
                <text:p>0.0551309326819531</text:p>
              </table:table-cell>
            </table:table-row>
            <table:table-row>
              <table:table-cell office:value-type="string">
                <text:p>Traders hassles to meet GST registration deadline</text:p>
              </table:table-cell>
              <table:table-cell office:value-type="float" office:value="0.0881464554933943">
                <text:p>0.0881464554933943</text:p>
              </table:table-cell>
            </table:table-row>
            <table:table-row>
              <table:table-cell office:value-type="string">
                <text:p>Discussion in Parliament in support of GST</text:p>
              </table:table-cell>
              <table:table-cell office:value-type="float" office:value="0.117983873085914">
                <text:p>0.1179838730859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0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90"/>
      <style:text-properties fo:font-size="2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67cm" svg:height="20.637cm" xlink:href=".." xlink:type="simple" chart:class="chart:bar" chart:style-name="ch1">
        <chart:title svg:x="14.321cm" svg:y="0.548cm" chart:style-name="ch2">
          <text:p>TweetURL</text:p>
        </chart:title>
        <chart:plot-area chart:style-name="ch3" table:cell-range-address="final3.A1:final3.B11" chart:data-source-has-labels="column" svg:x="2.342cm" svg:y="2.178cm" svg:width="30.655cm" svg:height="18.047cm">
          <chartooo:coordinate-region svg:x="6.94cm" svg:y="2.178cm" svg:width="25.267cm" svg:height="7.34cm"/>
          <chart:axis chart:dimension="x" chart:name="primary-x" chart:style-name="ch4" chartooo:axis-type="auto">
            <chartooo:date-scale/>
            <chart:categories table:cell-range-address="final3.A1:final3.A11"/>
          </chart:axis>
          <chart:axis chart:dimension="y" chart:name="primary-y" chart:style-name="ch5">
            <chart:title svg:x="3.821cm" svg:y="9.126cm" chart:style-name="ch6">
              <text:p>Relative Coverage</text:p>
            </chart:title>
            <chart:grid chart:style-name="ch7" chart:class="major"/>
          </chart:axis>
          <chart:series chart:style-name="ch8" chart:values-cell-range-address="final3.B1:final3.B1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evolts/Confusion with GST Rate Slabs</text:p>
                <draw:g>
                  <svg:desc>final3.A1:final3.A11</svg:desc>
                </draw:g>
              </table:table-cell>
              <table:table-cell office:value-type="float" office:value="0.000445337533264541">
                <text:p>0.000445337533264541</text:p>
                <draw:g>
                  <svg:desc>final3.B1:final3.B11</svg:desc>
                </draw:g>
              </table:table-cell>
            </table:table-row>
            <table:table-row>
              <table:table-cell office:value-type="string">
                <text:p>Uncertainity in Impact of GST on consumer Goods</text:p>
              </table:table-cell>
              <table:table-cell office:value-type="float" office:value="0.0016944550046163">
                <text:p>0.0016944550046163</text:p>
              </table:table-cell>
            </table:table-row>
            <table:table-row>
              <table:table-cell office:value-type="string">
                <text:p>Positive Effect of GST on GDP and Economy</text:p>
              </table:table-cell>
              <table:table-cell office:value-type="float" office:value="0.00220496388421224">
                <text:p>0.00220496388421224</text:p>
              </table:table-cell>
            </table:table-row>
            <table:table-row>
              <table:table-cell office:value-type="string">
                <text:p>Nationwide Protest to include Petroleum products under GST</text:p>
              </table:table-cell>
              <table:table-cell office:value-type="float" office:value="0.00948243089121816">
                <text:p>0.00948243089121816</text:p>
              </table:table-cell>
            </table:table-row>
            <table:table-row>
              <table:table-cell office:value-type="string">
                <text:p>Nonconclusive discussion b/w center &amp; state regarding GST</text:p>
              </table:table-cell>
              <table:table-cell office:value-type="float" office:value="0.0103296583935263">
                <text:p>0.0103296583935263</text:p>
              </table:table-cell>
            </table:table-row>
            <table:table-row>
              <table:table-cell office:value-type="string">
                <text:p>Sensex/Market rejoices on GST rollout</text:p>
              </table:table-cell>
              <table:table-cell office:value-type="float" office:value="0.0129147884646717">
                <text:p>0.0129147884646717</text:p>
              </table:table-cell>
            </table:table-row>
            <table:table-row>
              <table:table-cell office:value-type="string">
                <text:p>Fears of Capital Crunch among traders before GST Rollout</text:p>
              </table:table-cell>
              <table:table-cell office:value-type="float" office:value="0.0388747080866779">
                <text:p>0.0388747080866779</text:p>
              </table:table-cell>
            </table:table-row>
            <table:table-row>
              <table:table-cell office:value-type="string">
                <text:p>GST Bill implementation in State Legislative Assemblies</text:p>
              </table:table-cell>
              <table:table-cell office:value-type="float" office:value="0.0402107206864715">
                <text:p>0.0402107206864715</text:p>
              </table:table-cell>
            </table:table-row>
            <table:table-row>
              <table:table-cell office:value-type="string">
                <text:p>Traders hassles to meet GST registration deadline</text:p>
              </table:table-cell>
              <table:table-cell office:value-type="float" office:value="0.0915114321403357">
                <text:p>0.0915114321403357</text:p>
              </table:table-cell>
            </table:table-row>
            <table:table-row>
              <table:table-cell office:value-type="string">
                <text:p>Discussion in Parliament in support of GST</text:p>
              </table:table-cell>
              <table:table-cell office:value-type="float" office:value="0.102362461304513">
                <text:p>0.102362461304513</text:p>
              </table:table-cell>
            </table:table-row>
            <table:table-row>
              <table:table-cell office:value-type="string">
                <text:p>Training Programmes for Creating GST Awareness</text:p>
              </table:table-cell>
              <table:table-cell office:value-type="float" office:value="0.157551729756151">
                <text:p>0.1575517297561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90"/>
      <style:text-properties fo:font-size="2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5.975cm" svg:height="21.544cm" xlink:href=".." xlink:type="simple" chart:class="chart:bar" chart:style-name="ch1">
        <chart:legend svg:x="39.786cm" svg:y="6.474cm" style:legend-expansion="custom" chartooo:width="4.907cm" chartooo:height="2.013cm" style:legend-expansion-aspect-ratio="2.43765524093393" chart:style-name="ch2"/>
        <chart:plot-area chart:style-name="ch3" table:cell-range-address="Main.A2:Main.C12 Main.B1:Main.C1" chart:data-source-has-labels="both" svg:x="5.724cm" svg:y="1.736cm" svg:width="33.334cm" svg:height="17.381cm">
          <chartooo:coordinate-region svg:x="11.559cm" svg:y="2.015cm" svg:width="27.499cm" svg:height="6.674cm"/>
          <chart:axis chart:dimension="x" chart:name="primary-x" chart:style-name="ch4" chartooo:axis-type="auto">
            <chartooo:date-scale/>
            <chart:categories table:cell-range-address="Main.A2:Main.A12"/>
          </chart:axis>
          <chart:axis chart:dimension="y" chart:name="primary-y" chart:style-name="ch5">
            <chart:title svg:x="8.156cm" svg:y="8.496cm" chart:style-name="ch6">
              <text:p>Relative Coverage</text:p>
            </chart:title>
            <chart:grid chart:style-name="ch7" chart:class="major"/>
          </chart:axis>
          <chart:series chart:style-name="ch8" chart:values-cell-range-address="Main.B2:Main.B12" chart:label-cell-address="Main.B1:Main.B1" chart:class="chart:bar">
            <chart:data-point chart:repeated="11"/>
          </chart:series>
          <chart:series chart:style-name="ch9" chart:values-cell-range-address="Main.C2:Main.C12" chart:label-cell-address="Main.C1:Main.C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s Media</text:p>
                <draw:g>
                  <svg:desc>Main.B1:Main.B1</svg:desc>
                </draw:g>
              </table:table-cell>
              <table:table-cell office:value-type="string">
                <text:p>TweetFol</text:p>
                <draw:g>
                  <svg:desc>Main.C1:Mai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scussion in Parliament in support of GST</text:p>
                <draw:g>
                  <svg:desc>Main.A2:Main.A12</svg:desc>
                </draw:g>
              </table:table-cell>
              <table:table-cell office:value-type="float" office:value="0.0836445084408556">
                <text:p>0.0836445084408556</text:p>
                <draw:g>
                  <svg:desc>Main.B2:Main.B12</svg:desc>
                </draw:g>
              </table:table-cell>
              <table:table-cell office:value-type="float" office:value="0.117983873085914">
                <text:p>0.117983873085914</text:p>
                <draw:g>
                  <svg:desc>Main.C2:Main.C12</svg:desc>
                </draw:g>
              </table:table-cell>
            </table:table-row>
            <table:table-row>
              <table:table-cell office:value-type="string">
                <text:p>Traders hassles to meet GST registration deadline</text:p>
              </table:table-cell>
              <table:table-cell office:value-type="float" office:value="0.0781148891799994">
                <text:p>0.0781148891799994</text:p>
              </table:table-cell>
              <table:table-cell office:value-type="float" office:value="0.0881464554933943">
                <text:p>0.0881464554933943</text:p>
              </table:table-cell>
            </table:table-row>
            <table:table-row>
              <table:table-cell office:value-type="string">
                <text:p>GST Bill implementation in State Assemblies</text:p>
              </table:table-cell>
              <table:table-cell office:value-type="float" office:value="0.0647519007145613">
                <text:p>0.0647519007145613</text:p>
              </table:table-cell>
              <table:table-cell office:value-type="float" office:value="0.0462007196701074">
                <text:p>0.0462007196701074</text:p>
              </table:table-cell>
            </table:table-row>
            <table:table-row>
              <table:table-cell office:value-type="string">
                <text:p>Training Programmes for Creating GST Awareness</text:p>
              </table:table-cell>
              <table:table-cell office:value-type="float" office:value="0.0619541951181732">
                <text:p>0.0619541951181732</text:p>
              </table:table-cell>
              <table:table-cell office:value-type="float" office:value="0.0551309326819531">
                <text:p>0.0551309326819531</text:p>
              </table:table-cell>
            </table:table-row>
            <table:table-row>
              <table:table-cell office:value-type="string">
                <text:p>Fears of Capital Crunch among traders before GST Rollout</text:p>
              </table:table-cell>
              <table:table-cell office:value-type="float" office:value="0.0489489455615448">
                <text:p>0.0489489455615448</text:p>
              </table:table-cell>
              <table:table-cell office:value-type="float" office:value="0.0461481890053319">
                <text:p>0.0461481890053319</text:p>
              </table:table-cell>
            </table:table-row>
            <table:table-row>
              <table:table-cell office:value-type="string">
                <text:p>Nonconclusive discussion b/w center &amp; state regarding GST</text:p>
              </table:table-cell>
              <table:table-cell office:value-type="float" office:value="0.0338650184222445">
                <text:p>0.0338650184222445</text:p>
              </table:table-cell>
              <table:table-cell office:value-type="float" office:value="0.00919286633572348">
                <text:p>0.00919286633572348</text:p>
              </table:table-cell>
            </table:table-row>
            <table:table-row>
              <table:table-cell office:value-type="string">
                <text:p>Sensex/Market rejoices on GST rollout</text:p>
              </table:table-cell>
              <table:table-cell office:value-type="float" office:value="0.0246956928013807">
                <text:p>0.0246956928013807</text:p>
              </table:table-cell>
              <table:table-cell office:value-type="float" office:value="0.0105849289522759">
                <text:p>0.0105849289522759</text:p>
              </table:table-cell>
            </table:table-row>
            <table:table-row>
              <table:table-cell office:value-type="string">
                <text:p>Nationwide Protest to include Petroleum products under GST</text:p>
              </table:table-cell>
              <table:table-cell office:value-type="float" office:value="0.0123479093474296">
                <text:p>0.0123479093474296</text:p>
              </table:table-cell>
              <table:table-cell office:value-type="float" office:value="0.0111102356000315">
                <text:p>0.0111102356000315</text:p>
              </table:table-cell>
            </table:table-row>
            <table:table-row>
              <table:table-cell office:value-type="string">
                <text:p>Uncertainity in Impact of GST on consumer Goods</text:p>
              </table:table-cell>
              <table:table-cell office:value-type="float" office:value="0.0121896360661249">
                <text:p>0.0121896360661249</text:p>
              </table:table-cell>
              <table:table-cell office:value-type="float" office:value="0.00144459328132798">
                <text:p>0.00144459328132798</text:p>
              </table:table-cell>
            </table:table-row>
            <table:table-row>
              <table:table-cell office:value-type="string">
                <text:p>Positive Effect of GST on GDP and Economy</text:p>
              </table:table-cell>
              <table:table-cell office:value-type="float" office:value="0.0106144820404896">
                <text:p>0.0106144820404896</text:p>
              </table:table-cell>
              <table:table-cell office:value-type="float" office:value="0.00262653323877814">
                <text:p>0.00262653323877814</text:p>
              </table:table-cell>
            </table:table-row>
            <table:table-row>
              <table:table-cell office:value-type="string">
                <text:p>Revolts/Confusion with GST Rate Slabs</text:p>
              </table:table-cell>
              <table:table-cell office:value-type="float" office:value="0.010310776612698">
                <text:p>0.010310776612698</text:p>
              </table:table-cell>
              <table:table-cell office:value-type="float" office:value="0.000262653323877814">
                <text:p>0.0002626533238778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